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b1bfd" officeooo:paragraph-rsid="001b1bf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9f783" officeooo:paragraph-rsid="0019f783" style:font-size-asian="16pt" style:font-weight-asian="bold" style:font-size-complex="16pt" style:font-weight-complex="bold"/>
    </style:style>
    <style:style style:name="P4" style:family="paragraph" style:parent-style-name="Standard" style:list-style-name="L4">
      <style:paragraph-properties fo:text-align="justify" style:justify-single-word="false"/>
      <style:text-properties officeooo:rsid="0019f783" officeooo:paragraph-rsid="0019f783"/>
    </style:style>
    <style:style style:name="P5" style:family="paragraph" style:parent-style-name="Standard" style:list-style-name="L4">
      <style:paragraph-properties fo:text-align="justify" style:justify-single-word="false"/>
      <style:text-properties fo:font-weight="normal" officeooo:rsid="0019f783" officeooo:paragraph-rsid="0019f78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9f783" officeooo:paragraph-rsid="0019f78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 style:list-style-name="L2">
      <style:paragraph-properties fo:text-align="justify" style:justify-single-word="false"/>
      <style:text-properties officeooo:paragraph-rsid="0019f783"/>
    </style:style>
    <style:style style:name="P10" style:family="paragraph" style:parent-style-name="Standard" style:list-style-name="L3">
      <style:paragraph-properties fo:text-align="justify" style:justify-single-word="false"/>
    </style:style>
    <style:style style:name="P11" style:family="paragraph" style:parent-style-name="Standard" style:list-style-name="L4">
      <style:paragraph-properties fo:text-align="justify" style:justify-single-word="false"/>
    </style:style>
    <style:style style:name="T1" style:family="text">
      <style:text-properties officeooo:rsid="0019f7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f78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b1bf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d107e" style:font-style-asian="italic" style:font-style-complex="italic"/>
    </style:style>
    <style:style style:name="T8" style:family="text">
      <style:text-properties fo:font-style="italic" officeooo:rsid="001e369b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203b7f"/>
    </style:style>
    <style:style style:name="T11" style:family="text">
      <style:text-properties officeooo:rsid="002152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dme</text:p>
      <text:p text:style-name="P2"/>
      <text:p text:style-name="P2">Segue abaixo algumas orientações referentes ao projeto do analisador léxico:</text:p>
      <text:list xml:id="list3373466773" text:style-name="L1">
        <text:list-item>
          <text:p text:style-name="P8">1 – O software foi implementado para ser executado utilizando a linguagem de programação Python 3. Caso utilize outra versão, algum erro inesperado pode acontecer devido à suas diferenças de sintaxe e funções disponíveis.</text:p>
        </text:list-item>
      </text:list>
      <text:list xml:id="list3599074142" text:style-name="L2">
        <text:list-item>
          <text:p text:style-name="P9">2 – O<text:span text:style-name="T1">s</text:span> software<text:span text:style-name="T1">s</text:span> <text:span text:style-name="T1">pertencentes ao analisador léxico e o analisador sintático estão separados por pastas</text:span>. </text:p>
        </text:list-item>
        <text:list-item>
          <text:p text:style-name="P9">Não deve ser feita nenhuma alteração quanto a mover algum arquivo do software para outr<text:span text:style-name="T1">a pasta ou diretório</text:span>.</text:p>
        </text:list-item>
      </text:list>
      <text:list xml:id="list4286776173" text:style-name="L3">
        <text:list-item>
          <text:p text:style-name="P10">3 – As saídas d<text:span text:style-name="T1">os </text:span>sotfware<text:span text:style-name="T1">s</text:span> são armazenadas na<text:span text:style-name="T1">s</text:span> pasta<text:span text:style-name="T1">s</text:span> <text:span text:style-name="T2">output</text:span>.</text:p>
        </text:list-item>
      </text:list>
      <text:p text:style-name="P7"/>
      <text:p text:style-name="P2">Forma de execução:</text:p>
      <text:list xml:id="list1907496422" text:style-name="L4">
        <text:list-item>
          <text:p text:style-name="P11">1<text:span text:style-name="T1">)</text:span> Entre na pasta <text:span text:style-name="T2">.../siga_pelo_seu_diretorio_ate/analisador_lexico</text:span></text:p>
        </text:list-item>
        <text:list-item>
          <text:p text:style-name="P11">2<text:span text:style-name="T1">)</text:span> Execute o comando <text:span text:style-name="T2">python3 app_lexical_analyzer.py</text:span></text:p>
        </text:list-item>
        <text:list-item>
          <text:p text:style-name="P11">3<text:span text:style-name="T1">)</text:span> Mensagens de saída se<text:span text:style-name="T1">rão</text:span> mostradas <text:span text:style-name="T1">no </text:span><text:span text:style-name="T3">prompt de comando. </text:span>Caso deseje adicionar mais arquivos, basta incluí-los dentro da pasta <text:span text:style-name="T2">input</text:span> com o nome “entradaX.txt”. Sendo X um número inteiro.</text:p>
        </text:list-item>
        <text:list-item>
          <text:p text:style-name="P4">4) Entre na pasta <text:s/><text:span text:style-name="T2">../siga_pelo_seu_diretorio_ate/analisador_sintatico</text:span></text:p>
        </text:list-item>
        <text:list-item>
          <text:p text:style-name="P5">5) Execute o comando <text:span text:style-name="T2">python3 app_syntatic_analyzer.py</text:span></text:p>
        </text:list-item>
        <text:list-item>
          <text:p text:style-name="P5"><text:span text:style-name="T10">6</text:span>) Mensagens de saída serão mostradas no <text:span text:style-name="T2">prompt de comando. </text:span>É mostrado o processo de análise sintática para cada arquivo de entrada introduzido primeiramente no analisador léxico. <text:span text:style-name="T5">A quantidade de erros encontrados também são informad</text:span><text:span text:style-name="T11">o</text:span><text:span text:style-name="T5">s.</text:span></text:p>
        </text:list-item>
      </text:list>
      <text:p text:style-name="P6"/>
      <text:p text:style-name="P1">OBS: <text:span text:style-name="T6">A cada execução não é necessário excluir os arquivos de saída. </text:span><text:span text:style-name="T8">A exclusão é feita automaticamente pelo</text:span><text:span text:style-name="T6"> analisador léxico e sintático para que uma nova análise possa ser inici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8:59:12.079228981</meta:creation-date>
    <dc:date>2021-11-08T19:12:41.534057141</dc:date>
    <meta:editing-duration>PT13M3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17" meta:character-count="1455" meta:non-whitespace-character-count="1257"/>
  </office:meta>
</office:document-meta>
</file>